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F70000019212CC02C1.png" manifest:media-type="image/png"/>
  <manifest:file-entry manifest:full-path="Pictures/10000001000009FB000001711B8C263F.png" manifest:media-type="image/png"/>
  <manifest:file-entry manifest:full-path="Pictures/10000001000009FE000001AED3247DF2.png" manifest:media-type="image/png"/>
  <manifest:file-entry manifest:full-path="Pictures/10000001000009F5000001B14DEB8345.png" manifest:media-type="image/png"/>
  <manifest:file-entry manifest:full-path="Pictures/10000001000009FF00000164E612CCFD.png" manifest:media-type="image/png"/>
  <manifest:file-entry manifest:full-path="Pictures/10000001000009FC00000195AFB66D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247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lo Society <text:span text:style-name="T1">(Ten thumbs prod) -</text:span> Eddie Vedder</text:h>
      <text:p text:style-name="Standard"><draw:frame draw:style-name="fr2" draw:name="Image1" text:anchor-type="char" svg:width="20.939cm" svg:height="3.298cm" draw:z-index="0"><draw:image xlink:href="Pictures/10000001000009F70000019212CC02C1.png" xlink:type="simple" xlink:show="embed" xlink:actuate="onLoad" draw:mime-type="image/png"/></draw:frame><draw:frame draw:style-name="fr1" draw:name="Image2" text:anchor-type="char" svg:x="-2cm" svg:y="3.297cm" svg:width="21.001cm" svg:height="3.032cm" draw:z-index="1"><draw:image xlink:href="Pictures/10000001000009FB000001711B8C263F.png" xlink:type="simple" xlink:show="embed" xlink:actuate="onLoad" draw:mime-type="image/png"/></draw:frame><draw:frame draw:style-name="fr1" draw:name="Image3" text:anchor-type="char" svg:x="-2cm" svg:y="6.327cm" svg:width="21.001cm" svg:height="3.53cm" draw:z-index="2"><draw:image xlink:href="Pictures/10000001000009FE000001AED3247DF2.png" xlink:type="simple" xlink:show="embed" xlink:actuate="onLoad" draw:mime-type="image/png"/></draw:frame><draw:frame draw:style-name="fr1" draw:name="Image4" text:anchor-type="char" svg:x="-2cm" svg:y="9.638cm" svg:width="21.001cm" svg:height="3.567cm" draw:z-index="3"><draw:image xlink:href="Pictures/10000001000009F5000001B14DEB8345.png" xlink:type="simple" xlink:show="embed" xlink:actuate="onLoad" draw:mime-type="image/png"/></draw:frame><draw:frame draw:style-name="fr1" draw:name="Image5" text:anchor-type="char" svg:x="-2cm" svg:y="13.203cm" svg:width="21.001cm" svg:height="2.919cm" draw:z-index="4"><draw:image xlink:href="Pictures/10000001000009FF00000164E612CCFD.png" xlink:type="simple" xlink:show="embed" xlink:actuate="onLoad" draw:mime-type="image/png"/></draw:frame><draw:frame draw:style-name="fr1" draw:name="Image6" text:anchor-type="char" svg:x="-2cm" svg:y="16.12cm" svg:width="21.001cm" svg:height="3.327cm" draw:z-index="5"><draw:image xlink:href="Pictures/10000001000009FC00000195AFB66D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1T17:39:34.696000000</meta:creation-date>
    <dc:date>2026-01-22T21:57:59.444000000</dc:date>
    <meta:editing-duration>PT2M36S</meta:editing-duration>
    <meta:editing-cycles>2</meta:editing-cycles>
    <meta:generator>LibreOffice/24.2.5.2$Windows_X86_64 LibreOffice_project/bffef4ea93e59bebbeaf7f431bb02b1a39ee8a59</meta:generator>
    <meta:document-statistic meta:table-count="0" meta:image-count="6" meta:object-count="0" meta:page-count="1" meta:paragraph-count="1" meta:word-count="8" meta:character-count="45" meta:non-whitespace-character-count="38"/>
  </office:meta>
</office:document-meta>
</file>